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justify"/>
    </style:style>
    <style:style style:name="P4" style:parent-style-name="Normal" style:family="paragraph">
      <style:paragraph-properties fo:text-align="justify"/>
    </style:style>
    <style:style style:name="P5" style:parent-style-name="Normal" style:family="paragraph">
      <style:paragraph-properties fo:text-align="justify"/>
    </style:style>
    <style:style style:name="P6" style:parent-style-name="Normal" style:family="paragraph">
      <style:paragraph-properties fo:text-align="justify"/>
    </style:style>
    <style:style style:name="P7" style:parent-style-name="Normal" style:family="paragraph">
      <style:paragraph-properties fo:text-align="justify"/>
    </style:style>
    <style:style style:name="P8" style:parent-style-name="Normal" style:family="paragraph">
      <style:paragraph-properties fo:text-align="justify"/>
    </style:style>
    <style:style style:name="P9" style:parent-style-name="Normal" style:family="paragraph">
      <style:paragraph-properties fo:text-align="justify"/>
    </style:style>
    <style:style style:name="P10" style:parent-style-name="Normal" style:family="paragraph">
      <style:paragraph-properties fo:text-align="justify"/>
    </style:style>
    <style:style style:name="P11" style:parent-style-name="Normal" style:family="paragraph">
      <style:paragraph-properties fo:text-align="justify"/>
    </style:style>
    <style:style style:name="P12" style:parent-style-name="Normal" style:family="paragraph">
      <style:paragraph-properties fo:text-align="justify"/>
    </style:style>
    <style:style style:name="P13" style:parent-style-name="Normal" style:family="paragraph">
      <style:paragraph-properties fo:text-align="justify"/>
    </style:style>
    <style:style style:name="P14" style:parent-style-name="Normal" style:family="paragraph">
      <style:paragraph-properties fo:text-align="justify"/>
    </style:style>
    <style:style style:name="P15" style:parent-style-name="Normal" style:family="paragraph">
      <style:paragraph-properties fo:text-align="justify"/>
    </style:style>
    <style:style style:name="P16" style:parent-style-name="Normal" style:family="paragraph">
      <style:paragraph-properties fo:text-align="justify"/>
    </style:style>
    <style:style style:name="P17" style:parent-style-name="Normal" style:family="paragraph">
      <style:paragraph-properties fo:text-align="justify"/>
    </style:style>
    <style:style style:name="P18" style:parent-style-name="Normal" style:family="paragraph">
      <style:paragraph-properties fo:text-align="justify"/>
    </style:style>
    <style:style style:name="P19" style:parent-style-name="Normal" style:family="paragraph">
      <style:paragraph-properties fo:text-align="justify"/>
    </style:style>
    <style:style style:name="P20" style:parent-style-name="Normal" style:family="paragraph">
      <style:paragraph-properties fo:text-align="justify"/>
    </style:style>
    <style:style style:name="P21" style:parent-style-name="Normal" style:family="paragraph">
      <style:paragraph-properties fo:text-align="justify"/>
    </style:style>
    <style:style style:name="P22" style:parent-style-name="Normal" style:family="paragraph">
      <style:paragraph-properties fo:text-align="justify"/>
    </style:style>
    <style:style style:name="P23" style:parent-style-name="Normal" style:family="paragraph">
      <style:paragraph-properties fo:text-align="justify"/>
    </style:style>
    <style:style style:name="P24" style:parent-style-name="Normal" style:family="paragraph">
      <style:paragraph-properties fo:text-align="justify"/>
    </style:style>
    <style:style style:name="P25" style:parent-style-name="Normal" style:family="paragraph">
      <style:paragraph-properties fo:text-align="justify"/>
    </style:style>
    <style:style style:name="P26" style:parent-style-name="Normal" style:family="paragraph">
      <style:paragraph-properties fo:text-align="justify"/>
    </style:style>
    <style:style style:name="P27" style:parent-style-name="Normal" style:family="paragraph">
      <style:paragraph-properties fo:text-align="justify"/>
    </style:style>
    <style:style style:name="P28" style:parent-style-name="Normal" style:family="paragraph">
      <style:paragraph-properties fo:text-align="justify"/>
    </style:style>
    <style:style style:name="P29" style:parent-style-name="Normal" style:family="paragraph">
      <style:paragraph-properties fo:text-align="justify"/>
    </style:style>
    <style:style style:name="P30" style:parent-style-name="Normal" style:family="paragraph">
      <style:paragraph-properties fo:text-align="justify"/>
    </style:style>
  </office:automatic-styles>
  <office:body>
    <office:text text:use-soft-page-breaks="true">
      <text:p text:style-name="P1">Descrição do problema</text:p>
      <text:p text:style-name="P2"/>
      <text:p text:style-name="P3">O problema consiste na necessidade de desenvolver um aplicativo que permita a compra de bilhetes para eventos de forma prática e eficiente, tanto para os clientes que desejam adquirir ingressos quanto para os organizadores que desejam gerir a venda de bilhetes de forma mais automatizada.</text:p>
      <text:p text:style-name="P4">O aplicativo deverá permitir o registo de novos utilizadores, incluindo clientes, organizadores e funcionários. Os clientes poderão navegar pelo aplicativo e procurar por eventos que desejam participar, visualizando informações como data, hora, local, preço e disponibilidade de bilhetes. Eles poderão efetuar a compra de bilhetes por meio do aplicativo, gerando um comprovante em PDF com um código QR exclusivo.</text:p>
      <text:p text:style-name="P5">Os organizadores de eventos poderão se regista no aplicativo e registar seus eventos, fornecendo informações como data, hora, local, preço e quantidade de bilhetes disponíveis. Eles poderão gerenciar as vendas de bilhetes pelo aplicativo, controlando a quantidade de ingressos disponíveis, verificando as vendas realizadas e recebendo os valores referentes às vendas de bilhetes.</text:p>
      <text:p text:style-name="P6">Os funcionários, por sua vez, serão responsáveis por validar as contas dos organizadores e auxiliá-los no gerenciamento das vendas de bilhetes. Eles também poderão realizar vendas de bilhetes presencialmente em uma sede da empresa, utilizando um aplicativo desktop específico para esse fim.</text:p>
      <text:p text:style-name="P7">O aplicativo deverá contar ainda com um sistema de busca avançada que permita aos usuários localizar eventos por meio de uma interface amigável e intuitiva, utilizando filtros como localização, data e tipo de evento. Além disso, será importante que o aplicativo permita o compartilhamento o evento (cada evento possui uma localização) ajudando a aumentar a divulgação e o interesse do público em geral pelos eventos oferecidos.</text:p>
      <text:p text:style-name="P8"/>
      <text:p text:style-name="P9"/>
      <text:p text:style-name="P10"/>
      <text:p text:style-name="P11"/>
      <text:p text:style-name="P12"/>
      <text:p text:style-name="P13"/>
      <text:p text:style-name="P14"><text:s/></text:p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>Cor principal:<text:s/>#E36414<text:s/>(laranja)</text:p>
      <text:p text:style-name="P23"/>
      <text:p text:style-name="P24">Campos das tabelas:</text:p>
      <text:p text:style-name="P25">Bilhete (ID, idCliente, idEvento, dataCompra, FormaPagamento, pdf, qrcode)</text:p>
      <text:p text:style-name="P26">Evento (ID, idOrganizador, dataEvento, HoraEvento, quantBilhetes)</text:p>
      <text:p text:style-name="P27">Pessoa (BI, nif, morada, codPostal, email, telefone)</text:p>
      <text:p text:style-name="P28">Cliente (ID, valido)</text:p>
      <text:p text:style-name="P29">Organizador (NISS, IBAN, valido)</text:p>
      <text:p text:style-name="P30">Funcionario (NISS, IBAN, salário, departamento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3-02-22T19:40:00Z</meta:creation-date>
    <dc:date>2023-02-22T22:12:00Z</dc:date>
    <meta:template xlink:href="Normal" xlink:type="simple"/>
    <meta:editing-cycles>2</meta:editing-cycles>
    <meta:editing-duration>PT9120S</meta:editing-duration>
    <meta:document-statistic meta:page-count="2" meta:paragraph-count="4" meta:word-count="342" meta:character-count="2185" meta:row-count="15" meta:non-whitespace-character-count="1847"/>
  </office:meta>
</office:document-meta>
</file>